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fo:background-color="#ffc000" style:diagonal-bl-tr="none" style:diagonal-tl-br="none" fo:border="0.002cm solid #000000" style:rotation-align="none"/>
    </style:style>
    <style:style style:name="ce3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02cm solid #000000"/>
    </style:style>
    <style:style style:name="ce4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5" style:family="table-cell" style:parent-style-name="Excel_20_Built-in_20_Normal">
      <style:table-cell-properties fo:border-bottom="0.002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6" style:family="table-cell" style:parent-style-name="Excel_20_Built-in_20_Normal" style:data-style-name="N8147">
      <style:table-cell-properties fo:background-color="#ffcc00"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Excel_20_Built-in_20_Normal" style:data-style-name="N8147">
      <style:table-cell-properties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 style:data-style-name="N8147">
      <style:table-cell-properties fo:background-color="#99ff66" style:text-align-source="fix" style:repeat-content="false" fo:border="0.002cm solid #000000"/>
      <style:paragraph-properties fo:text-align="center" fo:margin-left="0cm"/>
      <style:text-properties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Excel_20_Built-in_20_Normal" style:data-style-name="N8147">
      <style:table-cell-properties fo:background-color="#99ff66"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 style:data-style-name="N8146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 style:data-style-name="N8145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 style:data-style-name="N8002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style:font-name="Arial" fo:font-size="10pt" fo:language="en" fo:country="US" style:font-name-asian="Arial" style:font-size-asian="10pt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1. Выставить напряжение на ИП, при котором показания будут равны 7 Зв/ч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U при 7 Зв/ч</text:p>
          </table:table-cell>
          <table:table-cell table:style-name="ce8" office:value-type="float" office:value="3.88">
            <text:p>3,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2. Для каждого H0 выставить расчитанное напряжение (на ИП) и сопротивление (на Сопр), записать показания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 = 10^9</text:p>
          </table:table-cell>
          <table:table-cell table:number-columns-repeated="2"/>
          <table:table-cell office:value-type="string">
            <text:p>R = 10^8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>
            <text:p>U = для 10 Зв</text:p>
          </table:table-cell>
          <table:table-cell table:style-name="ce2" table:formula="of:=10*[.E5]/7" office:value-type="float" office:value="5.54285714285714">
            <text:p>5,5428571429</text:p>
          </table:table-cell>
          <table:table-cell/>
          <table:table-cell table:style-name="ce1" office:value-type="string">
            <text:p>U = для 70 Зв</text:p>
          </table:table-cell>
          <table:table-cell table:style-name="ce2" table:formula="of:=[.E5]" office:value-type="float" office:value="3.88">
            <text:p>3,88</text:p>
          </table:table-cell>
          <table:table-cell/>
          <table:table-cell table:style-name="ce1" office:value-type="string">
            <text:p>U = для 700 Зв</text:p>
          </table:table-cell>
          <table:table-cell table:style-name="ce2" table:formula="of:=[.E5]" office:value-type="float" office:value="3.88">
            <text:p>3,88</text:p>
          </table:table-cell>
          <table:table-cell/>
          <table:table-cell table:style-name="ce1" office:value-type="string">
            <text:p>U = для 3000 Зв</text:p>
          </table:table-cell>
          <table:table-cell table:style-name="ce2" table:formula="of:=30*[.E5]/7" office:value-type="float" office:value="16.6285714285714">
            <text:p>16,628571428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office:value-type="float" office:value="10.1">
            <text:p>10,1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70.2">
            <text:p>70,2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635">
            <text:p>635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70.2">
            <text:p>70,2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636">
            <text:p>636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70.1">
            <text:p>70,1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635">
            <text:p>635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Сред</text:p>
          </table:table-cell>
          <table:table-cell table:style-name="ce2" table:formula="of:=([.D12]+[.D13]+[.D14])/3" office:value-type="float" office:value="10.0333333333333">
            <text:p>10,0333333333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G12]+[.G13]+[.G14])/3" office:value-type="float" office:value="70.1666666666667">
            <text:p>70,1666666667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J12]+[.J13]+[.J14])/3" office:value-type="float" office:value="635.333333333333">
            <text:p>635,3333333333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M12]+[.M13]+[.M14])/3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3. Полученную таблицу вставить в протокол поверки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1" office:value-type="string">
            <text:p>H0i</text:p>
          </table:table-cell>
          <table:table-cell table:style-name="ce11" office:value-type="string">
            <text:p>Ri</text:p>
          </table:table-cell>
          <table:table-cell table:style-name="ce11" office:value-type="string">
            <text:p>Ui</text:p>
          </table:table-cell>
          <table:table-cell table:style-name="ce11" office:value-type="string">
            <text:p>Hi</text:p>
          </table:table-cell>
          <table:table-cell table:style-name="ce11" office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10^9</text:p>
          </table:table-cell>
          <table:table-cell table:style-name="ce13" table:formula="of:=[.D10]" office:value-type="float" office:value="5.54285714285714">
            <text:p>5,5</text:p>
          </table:table-cell>
          <table:table-cell table:style-name="ce14" table:formula="of:=[.D16]" office:value-type="float" office:value="10.0333333333333">
            <text:p>10,03</text:p>
          </table:table-cell>
          <table:table-cell table:style-name="ce15" table:formula="of:=([.J20]-10)/10*100" office:value-type="float" office:value="0.333333333333332">
            <text:p>0,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10^8</text:p>
          </table:table-cell>
          <table:table-cell table:style-name="ce13" table:formula="of:=[.G10]" office:value-type="float" office:value="3.88">
            <text:p>3,9</text:p>
          </table:table-cell>
          <table:table-cell table:style-name="ce14" table:formula="of:=[.G16]" office:value-type="float" office:value="70.1666666666667">
            <text:p>70,17</text:p>
          </table:table-cell>
          <table:table-cell table:style-name="ce15" table:formula="of:=([.J21]-70)/70*100" office:value-type="float" office:value="0.238095238095245">
            <text:p>0,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style-name="ce12" office:value-type="float" office:value="700">
            <text:p>700</text:p>
          </table:table-cell>
          <table:table-cell table:style-name="ce12" office:value-type="string">
            <text:p>10^7</text:p>
          </table:table-cell>
          <table:table-cell table:style-name="ce13" table:formula="of:=[.J10]" office:value-type="float" office:value="3.88">
            <text:p>3,9</text:p>
          </table:table-cell>
          <table:table-cell table:style-name="ce14" table:formula="of:=[.J16]" office:value-type="float" office:value="635.333333333333">
            <text:p>635,33</text:p>
          </table:table-cell>
          <table:table-cell table:style-name="ce15" table:formula="of:=([.J22]-700)/700*100" office:value-type="float" office:value="-9.23809523809523">
            <text:p>-9,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style-name="ce12" office:value-type="float" office:value="3000">
            <text:p>3000</text:p>
          </table:table-cell>
          <table:table-cell table:style-name="ce12" office:value-type="string">
            <text:p>10^7</text:p>
          </table:table-cell>
          <table:table-cell table:style-name="ce13" table:formula="of:=[.M10]" office:value-type="float" office:value="16.6285714285714">
            <text:p>16,6</text:p>
          </table:table-cell>
          <table:table-cell table:style-name="ce14" table:formula="of:=[.M16]" office:value-type="float" office:value="2718">
            <text:p>2718,00</text:p>
          </table:table-cell>
          <table:table-cell table:style-name="ce15" table:formula="of:=([.J23]-3000)/3000*100" office:value-type="float" office:value="-9.4">
            <text:p>-9,4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0.07">
            <text:p>0,0700</text:p>
          </table:table-cell>
          <table:table-cell table:style-name="ce9" office:value-type="float" office:value="0.071">
            <text:p>0,0710</text:p>
          </table:table-cell>
          <table:table-cell table:style-name="ce6" table:formula="of:=([.E27]-[.D27])/[.D27]*100" office:value-type="float" office:value="1.42857142857143">
            <text:p>1,4286</text:p>
          </table:table-cell>
          <table:table-cell table:style-name="ce6" table:formula="of:=1.1*SQRT(4*4+[.F27]*[.F27])" office:value-type="float" office:value="4.67219303487153">
            <text:p>4,67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float" office:value="0.7">
            <text:p>0,7000</text:p>
          </table:table-cell>
          <table:table-cell table:style-name="ce9" office:value-type="float" office:value="0.719">
            <text:p>0,7190</text:p>
          </table:table-cell>
          <table:table-cell table:style-name="ce6" table:formula="of:=([.E28]-[.D28])/[.D28]*100" office:value-type="float" office:value="2.7142857142857">
            <text:p>2,7143</text:p>
          </table:table-cell>
          <table:table-cell table:style-name="ce6" table:formula="of:=1.1*SQRT(4*4+[.F28]*[.F28])" office:value-type="float" office:value="5.31737621350213">
            <text:p>5,317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float" office:value="7">
            <text:p>7,0000</text:p>
          </table:table-cell>
          <table:table-cell table:style-name="ce9" office:value-type="float" office:value="7.1">
            <text:p>7,1000</text:p>
          </table:table-cell>
          <table:table-cell table:style-name="ce6" table:formula="of:=([.E29]-[.D29])/[.D29]*100" office:value-type="float" office:value="1.42857142857142">
            <text:p>1,4286</text:p>
          </table:table-cell>
          <table:table-cell table:style-name="ce6" table:formula="of:=1.1*SQRT(4*4+[.F29]*[.F29])" office:value-type="float" office:value="4.67219303487153">
            <text:p>4,67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float" office:value="10">
            <text:p>10,0000</text:p>
          </table:table-cell>
          <table:table-cell table:style-name="ce10" office:value-type="float" office:value="10.2">
            <text:p>10,2000</text:p>
          </table:table-cell>
          <table:table-cell table:style-name="ce6" table:formula="of:=([.E30]-[.D30])/[.D30]*100" office:value-type="float" office:value="1.99999999999999">
            <text:p>2,0000</text:p>
          </table:table-cell>
          <table:table-cell table:style-name="ce6" table:formula="of:=1.1*SQRT(4*4+[.F30]*[.F30])" office:value-type="float" office:value="4.91934955049953">
            <text:p>4,9193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7" office:value-type="float" office:value="0.07">
            <text:p>0,0700</text:p>
          </table:table-cell>
          <table:table-cell table:style-name="ce9" office:value-type="string">
            <text:p>0,07<text:span text:style-name="T1">1</text:span></text:p>
          </table:table-cell>
          <table:table-cell table:style-name="ce7" table:formula="of:=([.E35]-[.D35])/[.D35]*100" office:value-type="float" office:value="0">
            <text:p>#ЗНАЧЕН!</text:p>
          </table:table-cell>
          <table:table-cell table:style-name="ce7" table:formula="of:=1.1*SQRT(4*4+[.F35]*[.F35])" office:value-type="float" office:value="0">
            <text:p>#ЗНАЧЕН!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7" office:value-type="float" office:value="0.7">
            <text:p>0,7000</text:p>
          </table:table-cell>
          <table:table-cell table:style-name="ce9" office:value-type="string">
            <text:p>0,<text:span text:style-name="T1">719</text:span></text:p>
          </table:table-cell>
          <table:table-cell table:style-name="ce7" table:formula="of:=([.E36]-[.D36])/[.D36]*100" office:value-type="float" office:value="0">
            <text:p>#ЗНАЧЕН!</text:p>
          </table:table-cell>
          <table:table-cell table:style-name="ce7" table:formula="of:=1.1*SQRT(4*4+[.F36]*[.F36])" office:value-type="float" office:value="0">
            <text:p>#ЗНАЧЕН!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3"/>
          <table:table-cell table:style-name="ce7" office:value-type="float" office:value="70">
            <text:p>70,0000</text:p>
          </table:table-cell>
          <table:table-cell table:style-name="ce9" office:value-type="float" office:value="71">
            <text:p>71,0000</text:p>
          </table:table-cell>
          <table:table-cell table:style-name="ce7" table:formula="of:=([.E37]-[.D37])/[.D37]*100" office:value-type="float" office:value="1.42857142857143">
            <text:p>1,4286</text:p>
          </table:table-cell>
          <table:table-cell table:style-name="ce7" table:formula="of:=1.1*SQRT(4*4+[.F37]*[.F37])" office:value-type="float" office:value="4.67219303487153">
            <text:p>4,672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3"/>
          <table:table-cell table:style-name="ce7" office:value-type="float" office:value="10">
            <text:p>10,0000</text:p>
          </table:table-cell>
          <table:table-cell table:style-name="ce10" office:value-type="float" office:value="10.2">
            <text:p>10,2000</text:p>
          </table:table-cell>
          <table:table-cell table:style-name="ce7" table:formula="of:=([.E38]-[.D38])/[.D38]*100" office:value-type="float" office:value="1.99999999999999">
            <text:p>2,0000</text:p>
          </table:table-cell>
          <table:table-cell table:style-name="ce7" table:formula="of:=1.1*SQRT(4*4+[.F38]*[.F38])" office:value-type="float" office:value="4.91934955049953">
            <text:p>4,9193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4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" number:language="ru" number:country="RU">
      <number:number number:decimal-places="2" number:min-integer-digits="0"/>
    </number:number-style>
    <number:number-style style:name="N8146" number:language="ru" number:country="RU">
      <number:number number:decimal-places="1" number:min-integer-digits="0"/>
    </number:number-style>
    <number:number-style style:name="N8147" number:language="ru" number:country="RU">
      <number:number number:decimal-places="4" number:min-integer-digits="1"/>
    </number:number-style>
    <number:currency-style style:name="N8149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.04.2019</text:date>, <text:time>03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03:18:15</dc:date>
    <meta:generator>OpenOffice/4.1.6$Win32 OpenOffice.org_project/416m1$Build-9790</meta:generator>
    <meta:editing-duration>PT4H2M29S</meta:editing-duration>
    <meta:editing-cycles>4</meta:editing-cycles>
    <dc:creator>Squorpikkor </dc:creator>
    <meta:document-statistic meta:table-count="3" meta:cell-count="110" meta:object-count="0"/>
  </office:meta>
</office:document-meta>
</file>